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arial" svg:font-family="ari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4b43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variant="normal" fo:text-transform="none" fo:color="#00000a" style:font-name="Calibri" fo:font-size="11pt" fo:letter-spacing="normal" fo:language="en" fo:country="US" fo:font-style="normal" fo:font-weight="normal" officeooo:rsid="00174b43" officeooo:paragraph-rsid="001887a1" style:font-name-asian="DejaVu Sans" style:font-size-asian="11pt" style:language-asian="en" style:country-asian="US" style:font-name-complex="Calibri1" style:font-size-complex="11pt" style:language-complex="ar" style:country-complex="SA"/>
    </style:style>
    <style:style style:name="P4" style:family="paragraph" style:parent-style-name="Standard">
      <style:text-properties officeooo:paragraph-rsid="00196a55"/>
    </style:style>
    <style:style style:name="T1" style:family="text">
      <style:text-properties style:font-weight-complex="bold"/>
    </style:style>
    <style:style style:name="T2" style:family="text">
      <style:text-properties fo:color="#00000a" style:font-name="Calibri" fo:font-size="11pt" fo:language="en" fo:country="US" style:font-name-asian="DejaVu Sans" style:font-size-asian="11pt" style:language-asian="en" style:country-asian="US" style:font-name-complex="Calibri1" style:font-size-complex="11pt" style:language-complex="ar" style:country-complex="SA"/>
    </style:style>
    <style:style style:name="T3" style:family="text">
      <style:text-properties fo:color="#00000a" style:font-name="Calibri" fo:font-size="11pt" fo:language="en" fo:country="US" style:font-name-asian="DejaVu Sans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T4" style:family="text">
      <style:text-properties fo:color="#00000a" style:font-name="Calibri" fo:font-size="11pt" fo:language="en" fo:country="US" style:text-underline-style="none" style:font-name-asian="DejaVu Sans" style:font-size-asian="11pt" style:language-asian="en" style:country-asian="US" style:font-name-complex="Calibri1" style:font-size-complex="11pt" style:language-complex="ar" style:country-complex="SA"/>
    </style:style>
    <style:style style:name="T5" style:family="text">
      <style:text-properties officeooo:rsid="00155f16"/>
    </style:style>
    <style:style style:name="T6" style:family="text">
      <style:text-properties style:text-position="super 58%" officeooo:rsid="00155f16"/>
    </style:style>
    <style:style style:name="T7" style:family="text">
      <style:text-properties style:text-position="super 58%" officeooo:rsid="001887a1"/>
    </style:style>
    <style:style style:name="T8" style:family="text">
      <style:text-properties officeooo:rsid="001887a1"/>
    </style:style>
    <style:style style:name="T9" style:family="text">
      <style:text-properties officeooo:rsid="00196a5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2</text:span><text:span text:style-name="T5">5</text:span><text:span text:style-name="T6">th</text:span><text:span text:style-name="T5"> </text:span><text:span text:style-name="T8">September</text:span>, 2013</text:p>
      <text:p text:style-name="P3"><text:span text:style-name="T8">Javra Software Nepal Pvt. Ltd.</text:span></text:p>
      <text:p text:style-name="P1">Dear Sir/Madam</text:p>
      <text:p text:style-name="Standard"><text:span text:style-name="T8">I have seen your advertisement in “JobsNepal.com,25</text:span><text:span text:style-name="T7">th</text:span><text:span text:style-name="T8"> September” for “Software Test Engineer”. </text:span>I <text:span text:style-name="T8">have recently completed (Final Exams and waiting for results) </text:span>Bachelor of engineering <text:span text:style-name="T8">(Computer)</text:span> and am interested in doing <text:span text:style-name="T8">job </text:span>in your company. <text:span text:style-name="T5">The reason of my interest in your company is not only because of the fame of your company , I also think that I can learn so much from your company. </text:span></text:p>
      <text:p text:style-name="Standard">I have already completed some projects <text:span text:style-name="T5">on my student life on BE </text:span>(<text:span text:style-name="T5">using </text:span>php, c#, c++, java ). Additionally, I am good at learning and executing new programming languages so I would be a good addition to your company too. Thus, I am eager to <text:span text:style-name="T8">work for </text:span>your company and be competent <text:span text:style-name="T5">developer of the world</text:span>.</text:p>
      <text:p text:style-name="Standard">With this letter, I have attached my resume that will provide additional details about my training, education and experiences. <text:span text:style-name="T1">I look forward to speaking with you further regarding my qualifications. I can be reached a</text:span><text:span text:style-name="T3">t </text:span><text:span text:style-name="Internet_20_link"><text:span text:style-name="T4">rbnacharya@gmail.com</text:span></text:span><text:span text:style-name="T2">.</text:span><text:span text:style-name="T3"> T</text:span><text:span text:style-name="T1">hank you for your consideration in this exciting opportunity.</text:span></text:p>
      <text:p text:style-name="Standard"/>
      <text:p text:style-name="Standard">Sincerely,</text:p>
      <text:p text:style-name="Standard">Rabin Acharya</text:p>
      <text:p text:style-name="P4"><text:span text:style-name="T9">rbnacharya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OpenSymbol" svg:font-family="OpenSymbol"/>
    <style:font-face style:name="arial" svg:font-family="ari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fo:color="#00000a" style:font-name="Calibri" fo:font-size="11pt" fo:language="en" fo:country="US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02:09:00</meta:creation-date>
    <meta:initial-creator>Rabin Acharya</meta:initial-creator>
    <dc:creator>tittanium </dc:creator>
    <dc:date>2013-09-25T18:14:05</dc:date>
    <meta:editing-cycles>7</meta:editing-cycles>
    <meta:editing-duration>PT2M9S</meta:editing-duration>
    <meta:generator>LibreOffice/4.0.2.2$Linux_X86_64 LibreOffice_project/400m0$Build-2</meta:generator>
    <meta:document-statistic meta:table-count="0" meta:image-count="0" meta:object-count="0" meta:page-count="1" meta:paragraph-count="9" meta:word-count="181" meta:character-count="1104" meta:non-whitespace-character-count="931"/>
    <meta:template xlink:type="simple" xlink:actuate="onRequest" xlink:title="Normal.dotm" xlink:href=""/>
  </office:meta>
</office:document-meta>
</file>